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2000003658C1ACC6F38870C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6671" officeooo:paragraph-rsid="000d6671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24pt" fo:font-weight="bold" officeooo:rsid="000d6671" officeooo:paragraph-rsid="000d6671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1pt" fo:font-weight="normal" officeooo:rsid="000d6671" officeooo:paragraph-rsid="000d6671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1"/></text:p>
      <text:p text:style-name="P2"><text:s text:c="13"/>Linux Redirection &amp; Piping...</text:p>
      <text:p text:style-name="P2"/>
      <text:p text:style-name="P3">21mca002</text:p>
      <text:p text:style-name="P1"/>
      <text:p text:style-name="P1"><draw:frame draw:style-name="fr1" draw:name="Image1" text:anchor-type="paragraph" svg:width="17cm" svg:height="14.626cm" draw:z-index="0"><draw:image xlink:href="Pictures/10000201000003F2000003658C1ACC6F38870C0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2:31:25.299772755</meta:creation-date>
    <dc:date>2022-04-21T12:36:16.501361613</dc:date>
    <meta:editing-duration>PT4M51S</meta:editing-duration>
    <meta:editing-cycles>1</meta:editing-cycles>
    <meta:document-statistic meta:table-count="0" meta:image-count="1" meta:object-count="0" meta:page-count="1" meta:paragraph-count="3" meta:word-count="5" meta:character-count="61" meta:non-whitespace-character-count="34"/>
    <meta:generator>LibreOffice/6.0.7.3$Linux_X86_64 LibreOffice_project/00m0$Build-3</meta:generator>
  </office:meta>
</office:document-meta>
</file>